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333333333333333in"/>
    </style:style>
    <style:style style:name="co5" style:family="table-column">
      <style:table-column-properties fo:break-before="auto" style:column-width="1.781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location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 </text:p>
          </table:table-cell>
          <table:table-cell table:style-name="ce21" office:value-type="string">
            <text:p>FEB </text:p>
          </table:table-cell>
          <table:table-cell table:style-name="ce21" office:value-type="string">
            <text:p>MAR </text:p>
          </table:table-cell>
          <table:table-cell table:style-name="ce21" office:value-type="string">
            <text:p>APR </text:p>
          </table:table-cell>
          <table:table-cell table:style-name="ce21" office:value-type="string">
            <text:p>MAY </text:p>
          </table:table-cell>
          <table:table-cell table:style-name="ce21" office:value-type="string">
            <text:p>JUN </text:p>
          </table:table-cell>
          <table:table-cell table:style-name="ce21" office:value-type="string">
            <text:p>JUL </text:p>
          </table:table-cell>
          <table:table-cell table:style-name="ce21" office:value-type="string">
            <text:p>AUG </text:p>
          </table:table-cell>
          <table:table-cell table:style-name="ce21" office:value-type="string">
            <text:p>SEP </text:p>
          </table:table-cell>
          <table:table-cell table:style-name="ce21" office:value-type="string">
            <text:p>OCT </text:p>
          </table:table-cell>
          <table:table-cell table:style-name="ce21" office:value-type="string">
            <text:p>NOV </text:p>
          </table:table-cell>
          <table:table-cell table:style-name="ce21" office:value-type="string">
            <text:p>DEC</text:p>
          </table:table-cell>
        </table:table-row>
        <table:table-row table:style-name="ro2">
          <table:table-cell table:style-name="ce21" office:value-type="string">
            <text:p>Larceny Offenses</text:p>
          </table:table-cell>
          <table:table-cell table:style-name="ce22" office:value-type="float" office:value="11538">
            <text:p>11,538</text:p>
          </table:table-cell>
          <table:table-cell table:style-name="ce22" office:value-type="float" office:value="9158">
            <text:p>9,158</text:p>
          </table:table-cell>
          <table:table-cell table:style-name="ce22" office:value-type="float" office:value="12235">
            <text:p>12,235</text:p>
          </table:table-cell>
          <table:table-cell table:style-name="ce22" office:value-type="float" office:value="12699">
            <text:p>12,699</text:p>
          </table:table-cell>
          <table:table-cell table:style-name="ce22" office:value-type="float" office:value="13159">
            <text:p>13,159</text:p>
          </table:table-cell>
          <table:table-cell table:style-name="ce22" office:value-type="float" office:value="12880">
            <text:p>12,880</text:p>
          </table:table-cell>
          <table:table-cell table:style-name="ce22" office:value-type="float" office:value="13499">
            <text:p>13,499</text:p>
          </table:table-cell>
          <table:table-cell table:style-name="ce22" office:value-type="float" office:value="13894">
            <text:p>13,894</text:p>
          </table:table-cell>
          <table:table-cell table:style-name="ce22" office:value-type="float" office:value="12573">
            <text:p>12,573</text:p>
          </table:table-cell>
          <table:table-cell table:style-name="ce22" office:value-type="float" office:value="12738">
            <text:p>12,738</text:p>
          </table:table-cell>
          <table:table-cell table:style-name="ce22" office:value-type="float" office:value="12287">
            <text:p>12,287</text:p>
          </table:table-cell>
          <table:table-cell table:style-name="ce22" office:value-type="float" office:value="11284">
            <text:p>11,284</text:p>
          </table:table-cell>
        </table:table-row>
      </table:table>
      <table:table table:name="location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459">
            <text:p>459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316">
            <text:p>316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25">
            <text:p>725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107">
            <text:p>410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076">
            <text:p>1076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5962">
            <text:p>5962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6394">
            <text:p>16394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969">
            <text:p>1969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225">
            <text:p>122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69">
            <text:p>1269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508">
            <text:p>5508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3564">
            <text:p>1356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727">
            <text:p>1727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440">
            <text:p>440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251">
            <text:p>125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0440">
            <text:p>20440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27">
            <text:p>427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9029">
            <text:p>49029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313">
            <text:p>2313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5655">
            <text:p>5655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023">
            <text:p>2023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463">
            <text:p>4463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6880">
            <text:p>688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47944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7736">
            <text:p>2773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9808">
            <text:p>19808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45">
            <text:p>445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6879">
            <text:p>36879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3623">
            <text:p>1362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48822">
            <text:p>4882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47944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2160">
            <text:p>2216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471">
            <text:p>2147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1598">
            <text:p>21598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054">
            <text:p>21054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662">
            <text:p>2366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0626">
            <text:p>2062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373">
            <text:p>1737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79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